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Date and Ti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e are represented by the Date class</text:p>
              </text:list-item>
              <text:list-item>
                <text:p>Dates are stored internally as the number of days since 1970-01-01</text:p>
              </text:list-item>
              <text:list-item>
                <text:p>Times are stored internally as the number of seconds since 1970-01-01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as.da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X&lt;-as.date(“1970-01-01”)</text:p>
              </text:list-item>
              <text:list-item>
                <text:p>X</text:p>
              </text:list-item>
              <text:list-item>
                <text:p>##[1] “1970-01-01”</text:p>
              </text:list-item>
              <text:list-item>
                <text:p>unclass(x)</text:p>
              </text:list-item>
              <text:list-item>
                <text:p>##[1] 0</text:p>
              </text:list-item>
              <text:list-item>
                <text:p>unclass(as.Date(“1970-01-02”))</text:p>
              </text:list-item>
              <text:list-item>
                <text:p>##[1] 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Times in 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imes are represented using the POSIXct or the POSIXlt class.</text:p>
              </text:list-item>
              <text:list-item>
                <text:p>POSIXct is just a very large integer under the hood; it is useful when we want to store time in data frame.</text:p>
              </text:list-item>
              <text:list-item>
                <text:p>POSIXlt is a list underneath and it stores a bunch of other useful information like the day of week, day of the year, month, day of the month.</text:p>
              </text:list-item>
              <text:list-item>
                <text:p>Weekdays: give the day of the week.</text:p>
              </text:list-item>
              <text:list-item>
                <text:p>Months: give the month name</text:p>
              </text:list-item>
              <text:list-item>
                <text:p>Quarters: give the quarter number(“Q1”,”Q2”,”Q3”,or Q4)</text:p>
              </text:list-item>
              <text:list-item>
                <text:p>X&lt;-Sys.time()</text:p>
              </text:list-item>
              <text:list-item>
                <text:p>X</text:p>
              </text:list-item>
              <text:list-item>
                <text:p>[1] <text:tab/>“2016-08-03 12:24:41 IST”</text:p>
              </text:list-item>
              <text:list-item>
                <text:p>P&lt;-as.POSIXlt(x)</text:p>
                <text:p>names(unclass(p))</text:p>
                <text:p>## [1] “Sec” “min” “hour” “mday” “mon” “year” “wday” “yday” “isdst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Times in 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estring&lt;-c(“January 10, 2012 10:40”, “December 9, 2011 9:10)</text:p>
              </text:list-item>
              <text:list-item>
                <text:p>X&lt;-strptime(datestring, “%B %d, %Y %H:%M”)</text:p>
              </text:list-item>
              <text:list-item>
                <text:p>X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27:14.580333738</meta:creation-date>
    <dc:date>2017-03-07T14:27:39.524540579</dc:date>
    <meta:editing-duration>P0D</meta:editing-duration>
    <meta:editing-cycles>1</meta:editing-cycles>
    <meta:document-statistic meta:object-count="53"/>
    <meta:generator>LibreOffice/4.2.8.2$Linux_X86_64 LibreOffice_project/420m0$Build-2</meta:generator>
  </office:meta>
</office:document-meta>
</file>